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ea1" officeooo:paragraph-rsid="0020fea1"/>
    </style:style>
    <style:style style:name="P2" style:family="paragraph" style:parent-style-name="Standard">
      <style:text-properties officeooo:rsid="0020fea1" officeooo:paragraph-rsid="0027a4c7"/>
    </style:style>
    <style:style style:name="P3" style:family="paragraph" style:parent-style-name="Standard">
      <style:text-properties officeooo:rsid="00224a3b" officeooo:paragraph-rsid="00224a3b"/>
    </style:style>
    <style:style style:name="P4" style:family="paragraph" style:parent-style-name="Standard">
      <style:text-properties officeooo:rsid="00242446" officeooo:paragraph-rsid="00242446"/>
    </style:style>
    <style:style style:name="P5" style:family="paragraph" style:parent-style-name="Standard">
      <style:text-properties officeooo:paragraph-rsid="002608d1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608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608d1" officeooo:paragraph-rsid="002608d1" style:font-weight-asian="bold" style:font-weight-complex="bold"/>
    </style:style>
    <style:style style:name="P8" style:family="paragraph" style:parent-style-name="Standard">
      <style:text-properties officeooo:rsid="002608d1" officeooo:paragraph-rsid="002608d1"/>
    </style:style>
    <style:style style:name="P9" style:family="paragraph" style:parent-style-name="Standard">
      <style:text-properties officeooo:rsid="0027a4c7" officeooo:paragraph-rsid="0027a4c7"/>
    </style:style>
    <style:style style:name="T1" style:family="text">
      <style:text-properties officeooo:rsid="001ddcbc"/>
    </style:style>
    <style:style style:name="T2" style:family="text">
      <style:text-properties officeooo:rsid="0020fea1"/>
    </style:style>
    <style:style style:name="T3" style:family="text">
      <style:text-properties officeooo:rsid="00224a3b"/>
    </style:style>
    <style:style style:name="T4" style:family="text">
      <style:text-properties officeooo:rsid="0025459e"/>
    </style:style>
    <style:style style:name="T5" style:family="text">
      <style:text-properties officeooo:rsid="002608d1"/>
    </style:style>
    <style:style style:name="T6" style:family="text">
      <style:text-properties officeooo:rsid="0027a955"/>
    </style:style>
    <style:style style:name="T7" style:family="text">
      <style:text-properties officeooo:rsid="0029b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Explication des étapes </text:span></text:p>
      <text:p text:style-name="P5"/>
      <text:p text:style-name="P5">→ <text:span text:style-name="T1">savoir expliquer blanchiment : </text:span><text:span text:style-name="T2">Test porte manteau </text:span><text:span text:style-name="T3">(on regarde si les Y sont indépendant… ce qui revient à dire que les residus sont du bruit blanc. Si c’est pas le cas, on redécrit les Y en multpliant avec sigma-1/2. Et c’est la qu’on utilise ARMA pour estimer les dépendances. Puis on refait un teste du portemanteau pour voir si maintenant les données sont blanchis.</text:span></text:p>
      <text:p text:style-name="P9">Test du portmanteau :</text:p>
      <text:p text:style-name="P9"><text:tab/>-h0 : « il y a dépendance entre les colonnes de Y</text:p>
      <text:p text:style-name="P9"><text:tab/>-h1 : « <text:span text:style-name="T6">les colonnes sont indépendantes » </text:span></text:p>
      <text:p text:style-name="P9"><text:tab/>… donc on veut une pvalue grande pour rejeter l’hypothèse de dépendance.</text:p>
      <text:p text:style-name="Standard"/>
      <text:p text:style-name="P4">→ Une fois qu’on a fait ça (fonction whitening) on peut faire les 4 étapes qui restent avec la fonction variable_selection :</text:p>
      <text:p text:style-name="P4">1. blanchiment</text:p>
      <text:p text:style-name="P4">2. vectorisation (le Y = XB + E se tranforme en Yronde = XrondeBronde + Eronde (Yronde de taille (nq) et Bronde de taille (pq), <text:span text:style-name="T4">[et donc Xronde de taille np… matrice de kronecker]</text:span></text:p>
      <text:p text:style-name="P4">3. lasso </text:p>
      <text:p text:style-name="P4">4. stability_selection</text:p>
      <text:p text:style-name="Standard"/>
      <text:p text:style-name="Standard"/>
      <text:p text:style-name="P1">bruit blanc = espérance des colonnes</text:p>
      <text:p text:style-name="P1">bruit blanc = variables qui sont centrées et quelques</text:p>
      <text:p text:style-name="P1">si p.value &lt; 0,05 on rejette h0 et nos variables sont dépendantes. Donc il faut blanchir la matrice donc a besoin de psigmaQ :</text:p>
      <text:p text:style-name="P1"/>
      <text:p text:style-name="P1"/>
      <text:p text:style-name="P1"/>
      <text:p text:style-name="P7">Questions :</text:p>
      <text:p text:style-name="P8"/>
      <text:p text:style-name="P1">→ <text:span text:style-name="T3">Comment on fait pour estimer psigma Q = AR1, ARMA, nonparam</text:span></text:p>
      <text:p text:style-name="Standard"/>
      <text:p text:style-name="Standard">→ <text:span text:style-name="T1">d’ou ça vient les deux modèles AR1, ARMA, ou nonparam (je ne compreeeends pas pourquoi on utilise ARMA pour la dependance des variables entre elles !)… </text:span><text:span text:style-name="T3">enfait la structure de dependance peut etre totalement differente que celle proposée dans ARMA… c’est juste un choix du papier)</text:span></text:p>
      <text:p text:style-name="P3">… <text:span text:style-name="T5">par exemple </text:span>AR1 = Juste avec la position d’avant (pb avec metabolite mais pour les gènes ça peut aller)</text:p>
      <text:p text:style-name="Standard"/>
      <text:p text:style-name="Standard">→ <text:span text:style-name="T1">etre capable d’expliquer d’ou il vient le beta(chapeau) (c’est bien le B, les poids de la matrice de design du modèle, après qu’on ai fait la </text:span><text:span text:style-name="T5">vectorisation. </text:span></text:p>
      <text:p text:style-name="Standard"/>
      <text:p text:style-name="P2">→ Qu’est-ce que la stability selection … <text:span text:style-name="T5">dans notre cas </text:span>c’est <text:span text:style-name="T5">pas vriaemnt </text:span>pour la selection <text:span text:style-name="T5">des</text:span> X, <text:span text:style-name="T5">mais pour la selection des paramètres du modèle que l’on garde, car quand on vectorise le Y initiale, on multiplie le nombre de paramètres de l’ANOVA par les q colonnes de la matrice Y. </text:span></text:p>
      <text:p text:style-name="Standard"><text:span text:style-name="T2">modèle linéaire sur les Y (matrice) en fonction de X. Donc on vectorise et on considère les colonnes comme indépendantes.</text:span></text:p>
      <text:p text:style-name="Standard"/>
      <text:p text:style-name="Standard">→ <text:span text:style-name="T7">quand on fait le modèle linéaire</text:span><text:span text:style-name="T2"> +0, </text:span><text:span text:style-name="T7">permet de ne pas fitter prnedre en compte la constante (ce qu’on fait en génral quand on va faire du lasso ensuite)</text:span></text:p>
      <text:p text:style-name="P1"/>
      <text:p text:style-name="P1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9:37:44.288007426</meta:creation-date>
    <dc:date>2023-02-01T11:45:23.488129036</dc:date>
    <meta:editing-duration>PT44M5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416" meta:character-count="2321" meta:non-whitespace-character-count="1919"/>
  </office:meta>
</office:document-meta>
</file>